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TEI-Renderer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Seminar Anwendungen Linguistische Informatik</text:p>
            <text:p>08.06.2017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haltsverzeichni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ufgabe</text:p>
              </text:list-item>
              <text:list-item>
                <text:p>Text Encoding Initiative</text:p>
              </text:list-item>
              <text:list-item>
                <text:p>Canonical Text Services</text:p>
              </text:list-item>
              <text:list-item>
                <text:p>Anwendung</text:p>
              </text:list-item>
              <text:list-item>
                <text:p>XSL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ufgab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TS-Texte menschenlesbar machen</text:p>
              </text:list-item>
              <text:list-item>
                <text:p>Automatische Transformation von TEI-XML zu HTML</text:p>
              </text:list-item>
              <text:list-item>
                <text:p>Verschiedene Textformate und semantische Struktur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xt Encoding Initiativ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Konsortium für Standard zur Textrepräsentation in digitaler Form</text:p>
              </text:list-item>
              <text:list-item>
                <text:p>Gegründet 1987, seit 2000 als Konsortium</text:p>
              </text:list-item>
              <text:list-item>
                <text:p>Encoding für maschinenlesbare Texte</text:p>
              </text:list-item>
              <text:list-item>
                <text:p>Anwendung unter anderem in Linguistik, Geistes- und Sozialwissenschaf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xt Encoding Initiativ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ktuelle Version P5</text:p>
              </text:list-item>
              <text:list-item>
                <text:p>XML-basierte Metasprache, DTD und XML-Schema ableitbar</text:p>
              </text:list-item>
              <text:list-item>
                <text:p>Sachbezogene Modul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anonical Text Servic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rotokoll zum Zitieren aus digitalen Texten</text:p>
              </text:list-item>
              <text:list-item>
                <text:p>Eindeutige URN für bestimmte Textpassag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user-transformed="true">
            <draw:text-box>
              <text:p>URN gibt keine Vorgabe wie Ressource abgerufen wird (im Gegensatz zu URI)</text:p>
            </draw:text-box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Unique Resource Nam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urn:cts:&lt;CTSNAMESPACE&gt;:&lt;WORK&gt;:&lt;passage&gt;</text:p>
              </text:list-item>
              <text:list-item>
                <text:p>Work ::= &lt;TEXTGROUP&gt;.&lt;work&gt;.&lt;version&gt;.&lt;exemplar&gt;</text:p>
              </text:list-item>
              <text:list-item>
                <text:p>Passage ::= &lt;CITABLENODE&gt;@&lt;subsection&gt;</text:p>
              </text:list-item>
              <text:list-item>
                <text:p>urn:cts:greekLit:tlg0003.tlg001.perseus_eng4: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TS-Funktione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GetPassage(urn): von URN spezifizierter Textteil</text:p>
              </text:list-item>
              <text:list-item>
                <text:p>GetValidReff(urn, level): Liste von validen Unter-UR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Quelle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a xlink:href="http://www.tei-c.org/index.xml" xlink:type="simple">http://www.tei-c.org/index.xml</text:a></text:p>
              </text:list-item>
              <text:list-item>
                <text:p><text:a xlink:href="http://wiki.digitalclassicist.org/Canonical_Text_Services" xlink:type="simple">http://wiki.digitalclassicist.org/Canonical_Text_Services</text:a></text:p>
              </text:list-item>
              <text:list-item>
                <text:p><text:a xlink:href="http://www.culingtec.uni-leipzig.de/ESU_C_T/node/472" xlink:type="simple">http://www.culingtec.uni-leipzig.de/ESU_C_T/node/472</text:a></text:p>
              </text:list-item>
              <text:list-item>
                <text:p><text:a xlink:href="https://github.com/cite-architecture/ctsurn_spec/blob/master/md/specification.md" xlink:type="simple">https://github.com/cite-architecture/ctsurn_spec/blob/master/md/specification.md</text:a></text:p>
              </text:list-item>
              <text:list-item>
                <text:p><text:a xlink:href="http://www.hrpub.org/download/20170330/LLS9-19308836.pdf" xlink:type="simple">http://www.hrpub.org/download/20170330/LLS9-19308836.pdf</text:a></text:p>
              </text:list-item>
              <text:list-item>
                <text:p><text:a xlink:href="https://github.com/cite-architecture/cts_spec/blob/master/md/specification.md" xlink:type="simple">https://github.com/cite-architecture/cts_spec/blob/master/md/specification.md</text:a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0:48:43.873000000</meta:creation-date>
    <dc:date>2017-05-31T17:44:24.997000000</dc:date>
    <meta:editing-duration>PT5H48M39S</meta:editing-duration>
    <meta:editing-cycles>8</meta:editing-cycles>
    <meta:generator>LibreOffice/5.2.7.2$Windows_x86 LibreOffice_project/2b7f1e640c46ceb28adf43ee075a6e8b8439ed10</meta:generator>
    <meta:document-statistic meta:object-count="69"/>
  </office:meta>
</office:document-meta>
</file>